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7d1d1" draw:textarea-horizontal-align="justify" draw:textarea-vertical-align="middle" draw:auto-grow-height="false" fo:min-height="3.144cm" fo:min-width="4.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P1" style:family="paragraph">
      <loext:graphic-properties draw:fill-color="#87d1d1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cm" svg:height="4.8cm" svg:x="7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038cm" svg:height="0.962cm" svg:x="9.5cm" svg:y="10.5cm">
          <draw:text-box>
            <text:p>Linux <text:s/>os</text:p>
          </draw:text-box>
        </draw:frame>
        <draw:frame draw:style-name="gr2" draw:text-style-name="P2" draw:layer="layout" svg:width="4.587cm" svg:height="0.962cm" svg:x="9cm" svg:y="5.638cm">
          <draw:text-box>
            <text:p>Gui or minimal</text:p>
          </draw:text-box>
        </draw:frame>
        <draw:line draw:style-name="gr3" draw:text-style-name="P3" draw:layer="layout" svg:x1="11.1cm" svg:y1="6.7cm" svg:x2="11.1cm" svg:y2="8.9cm">
          <text:p/>
        </draw:line>
        <draw:frame draw:style-name="gr4" draw:text-style-name="P2" draw:layer="layout" svg:width="1.8cm" svg:height="1.9cm" svg:x="13.7cm" svg:y="7.7cm">
          <draw:text-box>
            <text:p/>
          </draw:text-box>
        </draw:frame>
        <draw:frame draw:style-name="gr2" draw:text-style-name="P2" draw:layer="layout" svg:width="3.144cm" svg:height="0.962cm" svg:x="15cm" svg:y="8cm">
          <draw:text-box>
            <text:p>Package </text:p>
          </draw:text-box>
        </draw:frame>
        <draw:line draw:style-name="gr3" draw:text-style-name="P3" draw:layer="layout" svg:x1="16.1cm" svg:y1="9.1cm" svg:x2="14cm" svg:y2="10.2cm">
          <text:p/>
        </draw:line>
        <draw:line draw:style-name="gr3" draw:text-style-name="P3" draw:layer="layout" svg:x1="15.6cm" svg:y1="7.3cm" svg:x2="15.6cm" svg:y2="4.8cm">
          <text:p/>
        </draw:line>
        <draw:frame draw:style-name="gr2" draw:text-style-name="P2" draw:layer="layout" svg:width="4.202cm" svg:height="0.962cm" svg:x="14.3cm" svg:y="3.6cm">
          <draw:text-box>
            <text:p>RPM or dpkg</text:p>
          </draw:text-box>
        </draw:frame>
        <draw:frame draw:style-name="gr5" draw:text-style-name="P2" draw:layer="layout" svg:width="0.502cm" svg:height="0.962cm" svg:x="18.9cm" svg:y="8.5cm">
          <draw:text-box>
            <text:p/>
          </draw:text-box>
        </draw:frame>
        <draw:frame draw:style-name="gr5" draw:text-style-name="P2" draw:layer="layout" svg:width="0.502cm" svg:height="0.962cm" svg:x="18.9cm" svg:y="6.4cm">
          <draw:text-box>
            <text:p/>
          </draw:text-box>
        </draw:frame>
        <draw:frame draw:style-name="gr2" draw:text-style-name="P2" draw:layer="layout" svg:width="6.454cm" svg:height="0.962cm" svg:x="15cm" svg:y="13.3cm">
          <draw:text-box>
            <text:p>Pocess managemant</text:p>
          </draw:text-box>
        </draw:frame>
        <draw:line draw:style-name="gr3" draw:text-style-name="P3" draw:layer="layout" svg:x1="18.1cm" svg:y1="13cm" svg:x2="14.4cm" svg:y2="11.8cm">
          <text:p/>
        </draw:line>
        <draw:frame draw:style-name="gr2" draw:text-style-name="P2" draw:layer="layout" svg:width="3.669cm" svg:height="0.962cm" svg:x="2.2cm" svg:y="8.1cm">
          <draw:text-box>
            <text:p>Networking</text:p>
          </draw:text-box>
        </draw:frame>
        <draw:frame draw:style-name="gr2" draw:text-style-name="P2" draw:layer="layout" svg:width="2.475cm" svg:height="1.673cm" svg:x="2.7cm" svg:y="9.9cm">
          <draw:text-box>
            <text:p>Private</text:p>
            <text:p>Public</text:p>
          </draw:text-box>
        </draw:frame>
        <draw:line draw:style-name="gr3" draw:text-style-name="P3" draw:layer="layout" svg:x1="4.5cm" svg:y1="9.1cm" svg:x2="7.9cm" svg:y2="10.2cm">
          <text:p/>
        </draw:line>
        <draw:frame draw:style-name="gr2" draw:text-style-name="P2" draw:layer="layout" svg:width="5.684cm" svg:height="0.962cm" svg:x="6.1cm" svg:y="2cm">
          <draw:text-box>
            <text:p>Mysql 5.7 php 7.2 </text:p>
          </draw:text-box>
        </draw:frame>
        <draw:frame draw:style-name="gr2" draw:text-style-name="P2" draw:layer="layout" svg:width="5.002cm" svg:height="0.962cm" svg:x="5.2cm" svg:y="26.5cm">
          <draw:text-box>
            <text:p>LAMP oe LEMP</text:p>
          </draw:text-box>
        </draw:frame>
        <draw:frame draw:style-name="gr2" draw:text-style-name="P2" draw:layer="layout" svg:width="3.034cm" svg:height="3.806cm" svg:x="11.4cm" svg:y="15.294cm">
          <draw:text-box>
            <text:p><text:span text:style-name="T1">Security</text:span></text:p>
            <text:p/>
            <text:p>Firewalld</text:p>
            <text:p>Iptables </text:p>
            <text:p>Selinux</text:p>
          </draw:text-box>
        </draw:frame>
        <draw:line draw:style-name="gr3" draw:text-style-name="P3" draw:layer="layout" svg:x1="12.9cm" svg:y1="14.7cm" svg:x2="12.3cm" svg:y2="13.2cm">
          <text:p/>
        </draw:line>
        <draw:frame draw:style-name="gr2" draw:text-style-name="P2" draw:layer="layout" svg:width="3.952cm" svg:height="0.962cm" svg:x="5.948cm" svg:y="15.3cm">
          <draw:text-box>
            <text:p>Permissions</text:p>
          </draw:text-box>
        </draw:frame>
        <draw:line draw:style-name="gr3" draw:text-style-name="P3" draw:layer="layout" svg:x1="7.7cm" svg:y1="14.9cm" svg:x2="9.2cm" svg:y2="13.3cm">
          <text:p/>
        </draw:line>
        <draw:frame draw:style-name="gr2" draw:text-style-name="P2" draw:layer="layout" svg:width="5.574cm" svg:height="1.673cm" svg:x="2.8cm" svg:y="17.6cm">
          <draw:text-box>
            <text:p>User group others</text:p>
            <text:p/>
          </draw:text-box>
        </draw:frame>
        <draw:frame draw:style-name="gr2" draw:text-style-name="P2" draw:layer="layout" svg:width="2.72cm" svg:height="0.962cm" svg:x="2.5cm" svg:y="13.5cm">
          <draw:text-box>
            <text:p>Storage</text:p>
          </draw:text-box>
        </draw:frame>
        <draw:line draw:style-name="gr3" draw:text-style-name="P3" draw:layer="layout" svg:x1="4cm" svg:y1="13.5cm" svg:x2="7.8cm" svg:y2="12.1cm">
          <text:p/>
        </draw:line>
        <draw:frame draw:style-name="gr2" draw:text-style-name="P2" draw:layer="layout" svg:width="2.614cm" svg:height="2.384cm" svg:x="2.386cm" svg:y="14.516cm">
          <draw:text-box>
            <text:p>LVM </text:p>
            <text:p>RAID</text:p>
            <text:p>Backup</text:p>
          </draw:text-box>
        </draw:frame>
        <draw:frame draw:style-name="gr6" draw:text-style-name="P2" draw:layer="layout" svg:width="2.932cm" svg:height="1.162cm" svg:x="16.8cm" svg:y="10.4cm">
          <draw:text-box>
            <text:p>Services</text:p>
          </draw:text-box>
        </draw:frame>
        <draw:line draw:style-name="gr3" draw:text-style-name="P3" draw:layer="layout" svg:x1="16.4cm" svg:y1="10.8cm" svg:x2="14.4cm" svg:y2="1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14:50:37.013451460</meta:creation-date>
    <dc:date>2018-10-20T15:26:47.566411961</dc:date>
    <meta:editing-duration>PT5M</meta:editing-duration>
    <meta:editing-cycles>1</meta:editing-cycles>
    <meta:document-statistic meta:object-count="28"/>
    <meta:generator>LibreOffice/6.0.6.2$Linux_X86_64 LibreOffice_project/00m0$Build-2</meta:generator>
  </office:meta>
</office:document-meta>
</file>